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0fed5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p text:style-name="Standard"><text:span text:style-name="T1"/></text:p>
        <text:p text:style-name="Standard"><text:span text:style-name="T1">Fieldmark: </text:span><field:fieldmark-start text:name="Text17" field:type="vnd.oasis.opendocument.field.FORMTEXT"/><field:fieldmark-separator/><text:span text:style-name="T2">reqeqr</text:span><field:fieldmark-end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liver Specht</meta:initial-creator>
    <meta:editing-cycles>3</meta:editing-cycles>
    <meta:creation-date>2023-12-20T09:43:00</meta:creation-date>
    <dc:date>2024-01-10T10:00:42.061000000</dc:date>
    <meta:editing-duration>PT4M29S</meta:editing-duration>
    <meta:generator>LibreOfficeDev/24.8.0.0.alpha0$Windows_X86_64 LibreOffice_project/29c7ea72c5947fedad464601f9450423b6de6521</meta:generator>
    <meta:document-statistic meta:table-count="0" meta:image-count="0" meta:object-count="0" meta:page-count="1" meta:paragraph-count="1" meta:word-count="2" meta:character-count="17" meta:non-whitespace-character-count="16"/>
    <meta:user-defined meta:name="AppVersion">16.0000</meta:user-defined>
    <meta:user-defined meta:name="Company">CIB Group</meta:user-defined>
    <meta:template xlink:type="simple" xlink:actuate="onRequest" xlink:title="Normal.dotm" xlink:href=""/>
  </office:meta>
</office:document-meta>
</file>